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font-name="Purisa" fo:font-size="9.5pt" fo:font-weight="bold" style:font-size-asian="9.5pt" style:font-weight-asian="bold" style:font-size-complex="9.5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000000"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="Purisa" style:language-asian="zh" style:country-asian="CN" style:text-overline-style="none" style:text-overline-color="font-color" fo:color="#000000" style:font-size-asian="10.5pt" style:font-size-complex="10.5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ize-asian="10.5pt" style:font-size-complex="10.5pt" style:font-style-asian="normal" style:font-style-complex="normal" style:text-emphasize="none" style:font-relief="none" style:font-name-complex="Lohit Devanagari" fo:font-weight="bold" style:font-weight-asian="bold" style:font-weight-complex="bold"/>
    </style:style>
    <style:style style:name="T3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fo:font-weight="bold" style:font-weight-asian="bold" style:font-weight-complex="bold" style:font-size-asian="10pt" style:font-size-complex="10pt"/>
    </style:style>
    <style:style style:name="T4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fo:font-weight="bold" style:font-weight-asian="bold" style:font-weight-complex="bold" style:font-size-asian="10.5pt" style:font-size-complex="10.5pt"/>
    </style:style>
    <style:style style:name="T5" style:family="text">
      <style:text-properties style:language-complex="hi" style:country-complex="IN" style:font-name-asian="Noto Sans CJK SC Regular" fo:language="de" fo:country="DE" style:text-line-through-mode="continuous" fo:text-shadow="none" style:text-outline="false" fo:font-style="normal" style:text-line-through-type="none" style:text-underline-style="none" style:text-underline-color="font-color" style:font-name="Purisa" style:language-asian="zh" style:country-asian="CN" style:text-overline-style="none" style:text-overline-color="font-color" fo:color="#000000" style:font-style-asian="normal" style:font-style-complex="normal" style:text-emphasize="none" style:font-relief="none" style:font-name-complex="Lohit Devanagari" style:font-size-asian="10.5pt" style:font-size-complex="10.5pt" fo:font-weight="normal" style:font-weight-asian="normal" style:font-weight-complex="normal"/>
    </style:style>
    <style:style style:name="T6" style:family="text">
      <style:text-properties fo:font-weight="normal"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ize-asian="10.5pt" style:font-size-complex="10.5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7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ize-asian="10.5pt" style:font-size-complex="10.5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8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tyle-asian="normal" style:font-style-complex="normal" style:text-emphasize="none" style:font-relief="none" style:language-complex="hi" style:country-complex="IN" fo:font-weight="bold" style:font-weight-asian="bold" style:font-weight-complex="bold" style:font-size-asian="10pt" style:font-size-complex="10pt"/>
    </style:style>
    <style:style style:name="T9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text-overline-style="none" style:text-overline-color="font-color" style:font-name-complex="Lohit Devanagari" style:font-name="Purisa" style:font-style-asian="normal" style:font-style-complex="normal" style:text-emphasize="none" style:font-relief="none" style:language-complex="hi" style:country-complex="IN" fo:font-weight="normal" style:font-size-asian="10.5pt" style:font-size-complex="10.5pt" style:font-weight-asian="normal" style:font-weight-complex="normal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font-weight="normal"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weight-complex="normal" style:font-weight-asian="normal" style:font-size-complex="10.5pt" style:font-size-asian="10.5pt" style:font-name="Purisa"/>
    </style:style>
    <style:style style:name="T14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fo:font-weight="bold" style:font-size-asian="10pt" style:font-size-complex="10pt" style:font-weight-asian="bold" style:font-weight-complex="bold"/>
    </style:style>
    <style:style style:name="T15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fo:font-weight="bold" style:font-weight-asian="bold" style:font-weight-complex="bold" style:font-size-asian="10.5pt" style:font-size-complex="10.5pt"/>
    </style:style>
    <style:style style:name="T16" style:family="text">
      <style:text-properties style:text-overline-style="none" style:text-overline-color="font-colo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Noto Sans CJK SC Regular" style:font-name-complex="Lohit Devanagari" style:font-relief="none" style:text-emphasize="none" style:font-style-complex="normal" style:font-style-asian="normal" style:font-name="Purisa" style:font-size-asian="10.5pt" style:font-size-complex="10.5pt" fo:font-weight="normal" style:font-weight-asian="normal" style:font-weight-complex="normal"/>
    </style:style>
    <style:style style:name="T17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18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10">__/__/__  </text:span><text:span text:style-name="T11"> </text:span><text:span text:style-name="T12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10">__/__/__  </text:span><text:span text:style-name="T11"> </text:span><text:span text:style-name="T12">Notes</text:span></text:p>
          </table:table-cell>
          <table:table-cell table:style-name="ce21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1">__:__</text:span><text:span text:style-name="T2"> </text:span><text:span text:style-name="T3">Monday</text:span><text:span text:style-name="T4"> </text:span><text:span text:style-name="T5">__:__</text:span></text:p>
          </table:table-cell>
          <table:table-cell table:style-name="ce9" office:value-type="string" calcext:value-type="string">
            <text:p><text:span text:style-name="T13">__:__</text:span><text:span text:style-name="T14">Tuesday</text:span><text:span text:style-name="T15"> </text:span><text:span text:style-name="T16">__:__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Thursday </text:span><text:span text:style-name="T9">__:__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Friday </text:span><text:span text:style-name="T9">__:__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pan text:style-name="T6">__:__</text:span><text:span text:style-name="T7"> </text:span><text:span text:style-name="T8">Wednesday </text:span><text:span text:style-name="T9">__:__</text:span></text:p>
          </table:table-cell>
          <table:table-cell table:style-name="ce16" office:value-type="string" calcext:value-type="string">
            <text:p><text:span text:style-name="T12">Notes</text:span></text:p>
          </table:table-cell>
          <table:table-cell table:style-name="ce9" office:value-type="string" calcext:value-type="string">
            <text:p><text:span text:style-name="T6">__:__</text:span><text:span text:style-name="T7"> </text:span><text:span text:style-name="T8">Saturday </text:span><text:span text:style-name="T9">__:__</text:span></text:p>
          </table:table-cell>
          <table:table-cell table:style-name="ce1" office:value-type="string" calcext:value-type="string">
            <text:p><text:span text:style-name="T17">Sun</text:span><text:span text:style-name="T18">day / Notes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1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4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801cm" fo:margin-right="0.6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08:24:11.5169381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2-04-03T09:04:30.752474900</dc:date>
    <meta:editing-duration>PT3H32M10S</meta:editing-duration>
    <meta:editing-cycles>30</meta:editing-cycles>
    <meta:generator>LibreOffice/6.4.7.2$Linux_X86_64 LibreOffice_project/40$Build-2</meta:generator>
    <meta:print-date>2021-10-08T10:41:21.825968140</meta:print-date>
    <meta:document-statistic meta:table-count="1" meta:cell-count="76" meta:object-count="0"/>
  </office:meta>
</office:document-meta>
</file>